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imSun" svg:font-family="SimSun" style:font-pitch="variable"/>
    <style:font-face style:name="文泉驿正黑" svg:font-family="文泉驿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imSun" fo:font-size="10.5pt" officeooo:rsid="00010c85" officeooo:paragraph-rsid="00010c85" style:font-name-asian="文泉驿正黑" style:font-size-asian="10.5pt" style:font-size-complex="10.5pt"/>
    </style:style>
    <style:style style:name="P2" style:family="paragraph" style:parent-style-name="Standard">
      <style:paragraph-properties fo:text-align="justify" style:justify-single-word="false"/>
      <style:text-properties style:font-name="SimSun" fo:font-size="10.5pt" officeooo:rsid="00010c85" officeooo:paragraph-rsid="0003b228" style:font-name-asian="文泉驿正黑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style:font-name="SimSun" fo:font-size="10.5pt" officeooo:rsid="00010c85" officeooo:paragraph-rsid="0009d0e6" style:font-name-asian="文泉驿正黑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SimSun" fo:font-size="10.5pt" officeooo:rsid="00124c4d" officeooo:paragraph-rsid="00124c4d" style:font-name-asian="文泉驿正黑" style:font-size-asian="10.5pt" style:font-size-complex="10.5pt"/>
    </style:style>
    <style:style style:name="P5" style:family="paragraph" style:parent-style-name="Standard">
      <style:paragraph-properties fo:text-align="justify" style:justify-single-word="false"/>
      <style:text-properties style:font-name="SimSun" fo:font-size="10.5pt" officeooo:rsid="0014d7c6" officeooo:paragraph-rsid="0014d7c6" style:font-name-asian="文泉驿正黑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文泉驿正黑" fo:font-size="14pt" officeooo:rsid="00010c85" officeooo:paragraph-rsid="00010c85" style:font-name-asian="文泉驿正黑" style:font-size-asian="14pt" style:font-size-complex="14pt"/>
    </style:style>
    <style:style style:name="P7" style:family="paragraph" style:parent-style-name="Standard" style:master-page-name="">
      <style:paragraph-properties fo:margin-left="0cm" fo:margin-right="0cm" fo:text-align="justify" style:justify-single-word="false" fo:text-indent="0.741cm" style:auto-text-indent="false" style:page-number="auto"/>
      <style:text-properties style:font-name="SimSun" fo:font-size="10.5pt" officeooo:rsid="00010c85" officeooo:paragraph-rsid="00010c85" style:font-name-asian="SimSun" style:font-size-asian="10.5pt" style:font-size-complex="10.5pt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style:font-name="SimSun" fo:font-size="10.5pt" officeooo:rsid="00010c85" officeooo:paragraph-rsid="0003b228" style:font-name-asian="SimSun" style:font-size-asian="10.5pt" style:font-size-complex="10.5pt"/>
    </style:style>
    <style:style style:name="P9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style:font-name="SimSun" fo:font-size="10.5pt" officeooo:rsid="00010c85" officeooo:paragraph-rsid="0009d0e6" style:font-name-asian="SimSun" style:font-size-asian="10.5pt" style:font-size-complex="10.5pt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style:font-name="SimSun" fo:font-size="10.5pt" officeooo:rsid="00124c4d" officeooo:paragraph-rsid="00124c4d" style:font-name-asian="SimSun" style:font-size-asian="10.5pt" style:font-size-complex="10.5pt"/>
    </style:style>
    <style:style style:name="P11" style:family="paragraph" style:parent-style-name="Standard" style:master-page-name="">
      <style:paragraph-properties fo:margin-left="0cm" fo:margin-right="0cm" fo:text-align="justify" style:justify-single-word="false" fo:text-indent="0.741cm" style:auto-text-indent="false" style:page-number="auto"/>
      <style:text-properties style:font-name="SimSun" fo:font-size="10.5pt" officeooo:rsid="00010c85" officeooo:paragraph-rsid="0009d0e6" style:font-name-asian="SimSun" style:font-size-asian="10.5pt" style:font-size-complex="10.5pt"/>
    </style:style>
    <style:style style:name="P12" style:family="paragraph" style:parent-style-name="Standard" style:master-page-name="">
      <style:paragraph-properties fo:margin-left="0cm" fo:margin-right="0cm" fo:text-align="justify" style:justify-single-word="false" fo:text-indent="0.741cm" style:auto-text-indent="false" style:page-number="auto"/>
      <style:text-properties style:font-name="SimSun" fo:font-size="10.5pt" officeooo:rsid="00124c4d" officeooo:paragraph-rsid="00124c4d" style:font-name-asian="SimSun" style:font-size-asian="10.5pt" style:font-size-complex="10.5pt"/>
    </style:style>
    <style:style style:name="P13" style:family="paragraph" style:parent-style-name="Standard" style:master-page-name="">
      <style:paragraph-properties fo:margin-left="0cm" fo:margin-right="0cm" fo:text-align="justify" style:justify-single-word="false" fo:text-indent="0.741cm" style:auto-text-indent="false" style:page-number="auto"/>
      <style:text-properties style:font-name="SimSun" fo:font-size="10.5pt" officeooo:rsid="0014d7c6" officeooo:paragraph-rsid="0014d7c6" style:font-name-asian="SimSun" style:font-size-asian="10.5pt" style:font-size-complex="10.5pt"/>
    </style:style>
    <style:style style:name="P14" style:family="paragraph" style:parent-style-name="Standard" style:master-page-name="">
      <style:paragraph-properties fo:margin-left="0cm" fo:margin-right="0cm" fo:text-align="justify" style:justify-single-word="false" fo:text-indent="0.741cm" style:auto-text-indent="false" style:page-number="auto"/>
      <style:text-properties style:font-name="SimSun" fo:font-size="10.5pt" officeooo:rsid="0014d7c6" officeooo:paragraph-rsid="0014d7c6" style:font-name-asian="SimSun" style:font-size-asian="10.5pt" style:font-size-complex="10.5pt"/>
    </style:style>
    <style:style style:name="T1" style:family="text">
      <style:text-properties officeooo:rsid="0009d0e6"/>
    </style:style>
    <style:style style:name="T2" style:family="text">
      <style:text-properties officeooo:rsid="000d2b76"/>
    </style:style>
    <style:style style:name="T3" style:family="text">
      <style:text-properties officeooo:rsid="001275cd"/>
    </style:style>
    <style:style style:name="T4" style:family="text">
      <style:text-properties officeooo:rsid="00164c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nux俱乐部测试-第一部分</text:p>
      <text:p text:style-name="P1">题目一</text:p>
      <text:p text:style-name="P7">开源运动意为开放源代码、信息共享和自由使用。开源运动的意义在于，任何用户都可以下载、使用，并且开源软件会受到全世界开源爱好者的共同维护，可能每个人的力量并不大，但是如果人数众多，每个人都会有不同的思路、不同的见解、不同的发现，力量还是相当客观的。其中Linux内核就是十分典型的例子，因为它在世界范围内用途广泛，用户众多，并且用户的素质很高，很多本身就是技术人员和开源爱好者，使得它的维护力量异常强大。就Linux内核本身的稳定性、简洁性而言，研发能力强大的微软公司研制的NT内核都无法与之抗衡。这足以体现开源运动所带来的力量。</text:p>
      <text:p text:style-name="P8">开源与闭源并无优劣之分，两种方式都是软件工程的维护方式。二者各有其优势和局限性。</text:p>
      <text:p text:style-name="P8">开源软件的优势在于，一旦维护者数量众多，提高改进的速度、bug发现的概率都会大大提高，并且用户可以免费获取到软件的副本，对于日常使用来说几乎完全不用担心任何法律问题。不同的开源软件和开源库之间，只要许可协议互相兼容就可以相互调用，大大减少重复开发的时间和用户的硬盘容量。很多优秀的应用不是单独的开源软件，而恰恰是开源软件的组合。而局限性在于，开源软件对于开源爱好者的自发行为以来过于严重，如果维护者的数量过少、力量单薄，或积极性下降，就有可能导致软件质量下降、更新缓慢甚至停止更新，并且由于缺少商业担保，用户使用软件时出现问题只能依靠自己的力量来解决，用于大型生产环境的安全性经常被人担心。另外，由于开源软件的使用者计算机水平大多较高，可能导致开源软件发展得并不利于普通用户的使用。</text:p>
      <text:p text:style-name="P8">闭源软件的特点正与此相反，它们收到市场规律的督促，利润成为开发者的直接动力，开发者积极性高，软件质量也更加优良。商业公司提供软件产品的同时，可以同时提供售后服务支持，提高用户体验。在需要更大的开发力量时，可以直接投入资金来促进开发，高效、灵活、直接、可控。而局限性在于，商业公司的人员毕竟有限，很难开发出像Linux内核那样“近乎奇迹”的工程。有时涉及到商业利益竞争的原因会互相牵制，难以像开源软件那样无缝衔接。而且很多用户会因为高昂的授权费用而被拒之门外，使得软件的受众有所减小。</text:p>
      <text:p text:style-name="P8">开源与闭源之间并不是完全的对立关系，有时二者互相结合、相辅相成。如现在著名的商业公司Red Hat、Novell等出品的Linux发行版，其内核是开源的Linux，但系统中内置了很多本公司独特的企业级技术。同时，它们也将自己的一些技术开放出来，为开源运动作出贡献。而近期，微软公司也开始计划将.<text:span text:style-name="T3">NET运行环境开源，虽然微软有自己的商业动机，但是这一优秀的运行环境被开源世界吸纳的话，也能增强开源软件的整体质量。</text:span></text:p>
      <text:p text:style-name="P2">题目二</text:p>
      <text:p text:style-name="P11">关于内部活动，可能的主要形式有讲座、交流和项目合作。</text:p>
      <text:p text:style-name="P9">讲座主要针对一些俱乐部内掌握人数较少的技术，可以选取适当的时间和场所召集所有感兴趣的成员参加，由老师（若可能）或掌握该技术的同学（若有）来给大家讲解，可以选取在每周末等组员空闲概率较大的时间，并申请一个较为固定的活动场所。</text:p>
      <text:p text:style-name="P9">交流则针对俱乐部内的各种事务决策，时间地点按需调整。对于技术方面的交流一般不会规模很大（否则可以采用讲座的形式），可以由各成员私下完成。</text:p>
      <text:p text:style-name="P9">项目合作是指俱乐部可以决定开发一些项目，项目的规模尽量选取在<text:span text:style-name="T1">3~5人。项目开发不仅可以提高组员的技术运用熟练度，增加实战经验，还能提高团队协作的能力。另外由于很多项目能够带来数量可观的收入，可以适当拿出一部分来补贴俱乐部的活动经费。</text:span></text:p>
      <text:p text:style-name="P9">为了提高俱乐部成员间的熟悉程度，可以在这些活动完成之后组织些娱乐放松活动，如聚餐等。这些活动的经费可以与俱乐部的其他经费分离，而采用自愿参与AA的原则。</text:p>
      <text:p text:style-name="P9">关于外部活动，可能的主要形式有Linux普及讲座和Linux技术竞赛。<text:span text:style-name="T2">Linux普及讲座可邀请相关方面的老师，每学期可举办2~4次。Linux技术竞赛又分为两种形式：现场赛和线上赛。现场赛需要实际准备比赛场地，而学校的机房大多并没有预装Linux系统，所以需要提前的沟通。而线上赛应保证比赛平台的可靠性，考虑各方面的突发状况。比赛的举办需要精心的策划，要投入较多的时间和经费，频率可在每学期一次。</text:span></text:p>
      <text:p text:style-name="P3">题目三</text:p>
      <text:p text:style-name="P12">俱乐部获得经费的方式，主要能想到两种。</text:p>
      <text:p text:style-name="P10">一种是项目收入。俱乐部的活动内容之一就是项目合作。如果接受一些外包项目<text:span text:style-name="T3">，可以获得较为可观的收入。我们可以从这些收入中拿出一部分来作为日后社团活动的经费。</text:span></text:p>
      <text:p text:style-name="P10"><text:soft-page-break/>另一种是企业赞助<text:span text:style-name="T3">，我们在举行一些外部活动的时候，可以像一些商业公司联系以寻求赞助，特别像上文提到的Red Hat与Novell等本身拥有Linux业务的公司，它们很愿意在高校中推广Linux技术，我们与之联系，甚至可能获得除资金外其他方面，如技术上的支持。如果可行的话，可以与这些公司寻求长期合作。</text:span></text:p>
      <text:p text:style-name="P4">题目四</text:p>
      <text:p text:style-name="P13">由于爱好和参加算法竞赛的原因，我对Linux的接触较早，在刚上高中时就开始使用。在这5年的时间里，不仅积累了较多的Linux技术和经验，更多的是获得了快速学习Linux技术的能力，知道能够从何种途径获取Linux相关知识，理解Linux功能的设计思路以触类旁通。这使得我不仅拥有良好的基础，还能在发现自己的技术有不足时迅速的跟进。所以技术是我能为俱乐部带来的一大优势，我不仅可以自己完成各种Linux相关任务，还能帮助其他成员对Linux的学习。在俱乐部需要举行各种活动时，我也可以提供有力的技术支持，使俱乐部活动的进行更加顺利。</text:p>
      <text:p text:style-name="P5">题目五</text:p>
      <text:p text:style-name="P13">我参加Linux俱乐部，一是为了进一步提高自己的Linux能力，因为我对Linux系统的应用偏向编程开发，在其他方面的应用可能稍有逊色。参加Linux俱乐部<text:span text:style-name="T4">，有助于我的Linux能力的全面提高。二是为了增加项目实战经验，我平时真正完成项目的经历较少，大部分时间是在ACM校队参加算法竞赛。现在本年度ACM比赛接近尾声，下一阶段我需要提高项目实践的能力，以使自己的能力能真正应用到实践之中。三是为了结识更多的朋友，参加Linux俱乐部可以使自己结识更多大神。这样不仅能改变我现在交往圈子中Linux掌握者数量过少的局面，更能认识一些团队合作、项目实践等方面能力优秀的伙伴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imSun" svg:font-family="SimSun" style:font-pitch="variable"/>
    <style:font-face style:name="文泉驿正黑" svg:font-family="文泉驿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75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43:36.342645650</meta:creation-date>
    <dc:date>2014-12-01T12:25:50.718192389</dc:date>
    <meta:editing-duration>PT2H43M43S</meta:editing-duration>
    <meta:editing-cycles>8</meta:editing-cycles>
    <meta:generator>LibreOffice/4.2.7.2$Linux_X86_64 LibreOffice_project/420$Build-2</meta:generator>
    <meta:document-statistic meta:table-count="0" meta:image-count="0" meta:object-count="0" meta:page-count="2" meta:paragraph-count="22" meta:word-count="2367" meta:character-count="2510" meta:non-whitespace-character-count="2508"/>
  </office:meta>
</office:document-meta>
</file>